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46500000465FE0C91348476D4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1" svg:font-family="Calibri"/>
    <style:font-face style:name="黑体" svg:font-family="黑体"/>
    <style:font-face style:name="宋体" svg:font-family="宋体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b4b4b4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35cm" svg:stroke-color="#ffffff" draw:stroke-linejoin="miter" draw:fill="none" draw:textarea-vertical-align="middle" draw:auto-grow-height="false" draw:fit-to-size="shrink-to-fit" style:shrink-to-fit="true" fo:min-height="0cm" fo:min-width="0cm" fo:padding-top="0.5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35cm" svg:stroke-color="#ffffff" draw:stroke-linejoin="miter" draw:fill="none" draw:textarea-vertical-align="middle" draw:auto-grow-height="false" draw:fit-to-size="false" style:shrink-to-fit="false" fo:min-height="0cm" fo:min-width="0cm" fo:padding-top="0.5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085cm" fo:padding-bottom="0.085cm" fo:padding-left="0.169cm" fo:padding-right="0.169cm" fo:wrap-option="wrap"/>
    </style:style>
    <style:style style:name="gr12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085cm" fo:padding-bottom="0.085cm" fo:padding-left="0.169cm" fo:padding-right="0.169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draw:fit-to-size="false" style:shrink-to-fit="false" fo:min-height="0.358cm" fo:min-width="0.132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b4b4b4" draw:stroke-linejoin="miter" draw:fill="none" draw:textarea-vertical-align="middle" draw:auto-grow-height="false" draw:fit-to-size="false" style:shrink-to-fit="false" fo:min-height="5.752cm" fo:min-width="6.09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solid" svg:stroke-width="0.079cm" svg:stroke-color="#d8d8d8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d8d8d8" draw:stroke-linejoin="miter" draw:fill="none" draw:textarea-vertical-align="middle" draw:auto-grow-height="false" draw:fit-to-size="false" style:shrink-to-fit="false" fo:min-height="7.226cm" fo:min-width="6.62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642cm" fo:min-width="5.645cm" fo:padding-top="0cm" fo:padding-bottom="0cm" fo:padding-left="0cm" fo:padding-right="0cm" fo:wrap-option="no-wrap"/>
    </style:style>
    <style:style style:name="gr2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shrink-to-fit" style:shrink-to-fit="true" fo:min-height="3.347cm" fo:min-width="5.645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747cm" fo:min-width="5.645cm" fo:padding-top="0cm" fo:padding-bottom="0cm" fo:padding-left="0cm" fo:padding-right="0cm" fo:wrap-option="no-wrap"/>
    </style:style>
    <style:style style:name="gr2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shrink-to-fit" style:shrink-to-fit="true" fo:min-height="3.896cm" fo:min-width="5.645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711cm" fo:min-width="5.645cm" fo:padding-top="0cm" fo:padding-bottom="0cm" fo:padding-left="0cm" fo:padding-right="0cm" fo:wrap-option="no-wrap"/>
    </style:style>
    <style:style style:name="gr2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shrink-to-fit" style:shrink-to-fit="true" fo:min-height="3.708cm" fo:min-width="5.645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737cm" fo:min-width="5.645cm" fo:padding-top="0cm" fo:padding-bottom="0cm" fo:padding-left="0cm" fo:padding-right="0cm" fo:wrap-option="no-wrap"/>
    </style:style>
    <style:style style:name="gr2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shrink-to-fit" style:shrink-to-fit="true" fo:min-height="3.844cm" fo:min-width="5.645cm" fo:padding-top="0cm" fo:padding-bottom="0cm" fo:padding-left="0cm" fo:padding-right="0cm" fo:wrap-option="wrap"/>
    </style:style>
    <style:style style:name="gr30" style:family="graphic" style:parent-style-name="standard">
      <style:graphic-properties draw:stroke="solid" svg:stroke-width="0.079cm" svg:stroke-color="#d8d8d8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标题幻灯片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标题幻灯片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空白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空白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空白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仅标题-title">
      <style:graphic-properties fo:min-height="3.681cm"/>
    </style:style>
    <style:style style:name="pr7" style:family="presentation" style:parent-style-name="仅标题-subtitle">
      <style:graphic-properties draw:fill-color="#ffffff" fo:min-height="11.048cm"/>
    </style:style>
    <style:style style:name="pr8" style:family="presentation" style:parent-style-name="仅标题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仅标题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top="0cm" fo:margin-bottom="0cm" fo:line-height="100%" fo:text-align="start" style:punctuation-wrap="hanging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margin-left="0cm" fo:margin-right="0cm" fo:margin-top="0cm" fo:margin-bottom="0cm" fo:line-height="16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8" style:family="paragraph">
      <style:paragraph-properties fo:margin-left="0.626cm" fo:margin-right="0cm" fo:margin-top="0cm" fo:margin-bottom="0cm" fo:line-height="100%" fo:text-align="center" fo:text-indent="-0.62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fo:hyphenate="false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name-asian="黑体" style:font-size-asian="48pt" style:font-style-asian="normal" style:font-weight-asian="bold" style:font-name-complex="黑体" style:font-size-complex="48pt" style:font-style-complex="normal" style:font-weight-complex="bold"/>
    </style:style>
    <style:style style:name="T2" style:family="text">
      <style:text-properties fo:font-variant="normal" fo:text-transform="none" fo:color="#9b9b9b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黑体" style:font-size-asian="32pt" style:font-style-asian="normal" style:font-weight-asian="normal" style:font-name-complex="黑体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f6eded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黑体" style:font-size-asian="40pt" style:font-style-asian="normal" style:font-weight-asian="normal" style:font-name-complex="黑体" style:font-size-complex="40pt" style:font-style-complex="normal" style:font-weight-complex="normal"/>
    </style:style>
    <style:style style:name="T5" style:family="text">
      <style:text-properties fo:font-variant="normal" fo:text-transform="none" fo:color="#b8b8b8" style:text-line-through-style="none" style:text-line-through-type="none" style:text-position="0% 100%" style:font-name="Arial" fo:font-size="24pt" fo:letter-spacing="0.035cm" fo:font-style="normal" style:text-underline-style="none" fo:font-weight="normal" style:font-name-asian="黑体" style:font-size-asian="24pt" style:font-style-asian="normal" style:font-weight-asian="normal" style:font-name-complex="黑体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黑体" style:font-size-asian="28pt" style:font-style-asian="normal" style:font-weight-asian="normal" style:font-name-complex="黑体" style:font-size-complex="28pt" style:font-style-complex="normal" style:font-weight-complex="normal"/>
    </style:style>
    <style:style style:name="T7" style:family="text">
      <style:text-properties fo:font-variant="normal" fo:text-transform="none" fo:color="#f9b3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黑体" style:font-size-asian="28pt" style:font-style-asian="normal" style:font-weight-asian="normal" style:font-name-complex="黑体" style:font-size-complex="28pt" style:font-style-complex="normal" style:font-weight-complex="normal"/>
    </style:style>
    <style:style style:name="T8" style:family="text">
      <style:text-properties fo:font-variant="normal" fo:text-transform="none" fo:color="#f9b3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黑体" style:font-size-asian="24pt" style:font-style-asian="normal" style:font-weight-asian="normal" style:font-name-complex="黑体" style:font-size-complex="24pt" style:font-style-complex="normal" style:font-weight-complex="normal"/>
    </style:style>
    <style:style style:name="T9" style:family="text">
      <style:text-properties fo:font-variant="normal" fo:text-transform="none" fo:color="#f9b359" style:text-line-through-style="none" style:text-line-through-type="none" style:text-position="0% 100%" style:font-name="Arial" fo:font-size="66pt" fo:letter-spacing="normal" fo:font-style="normal" style:text-underline-style="none" fo:font-weight="bold" style:font-name-asian="黑体" style:font-size-asian="66pt" style:font-style-asian="normal" style:font-weight-asian="bold" style:font-name-complex="黑体" style:font-size-complex="66pt" style:font-style-complex="normal" style:font-weight-complex="bold"/>
    </style:style>
    <style:style style:name="T10" style:family="text">
      <style:text-properties fo:font-variant="normal" fo:text-transform="none" fo:color="#a6a6a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黑体" style:font-size-asian="18pt" style:font-style-asian="normal" style:font-weight-asian="normal" style:font-name-complex="黑体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宋体" style:font-size-asian="12pt" style:font-style-asian="normal" style:font-weight-asian="normal" style:font-name-complex="微软雅黑" style:font-size-complex="12pt" style:font-style-complex="normal" style:font-weight-complex="normal"/>
    </style:style>
    <style:style style:name="T13" style:family="text">
      <style:text-properties fo:font-variant="normal" fo:text-transform="none" fo:color="#f6eded" style:text-line-through-style="none" style:text-line-through-type="none" style:text-position="0% 100%" style:font-name="Arial" fo:font-size="16pt" fo:letter-spacing="normal" fo:font-style="normal" style:text-underline-style="none" fo:font-weight="bold" style:font-name-asian="黑体" style:font-size-asian="16pt" style:font-style-asian="normal" style:font-weight-asian="bold" style:font-name-complex="黑体" style:font-size-complex="16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黑体" style:font-size-asian="20pt" style:font-style-asian="normal" style:font-weight-asian="bold" style:font-name-complex="黑体" style:font-size-complex="2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黑体" style:font-size-asian="32pt" style:font-style-asian="normal" style:font-weight-asian="normal" style:font-name-complex="黑体" style:font-size-complex="3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黑体" style:font-size-asian="36pt" style:font-style-asian="normal" style:font-weight-asian="normal" style:font-name-complex="黑体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6ede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office:forms form:automatic-focus="false" form:apply-design-mode="false"/>
        <draw:custom-shape draw:name="等腰三角形 12" draw:style-name="gr1" draw:text-style-name="P1" xml:id="id3" draw:id="id3" draw:layer="layout" svg:width="12.546cm" svg:height="11.425cm" draw:transform="skewX (-2.59851964034234E-017) rotate (-0.158650429006284) translate (12.279cm 1.289cm)">
          <text:p text:style-name="P3"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13" draw:style-name="gr1" draw:text-style-name="P1" xml:id="id4" draw:id="id4" draw:layer="layout" svg:width="13.18cm" svg:height="12.003cm" draw:transform="skewX (-4.70885991049277E-017) rotate (-0.375769387954379) translate (14.333cm 0cm)">
          <text:p text:style-name="P3"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矩形 19" draw:style-name="gr2" draw:text-style-name="P1" xml:id="id6" draw:id="id6" draw:layer="layout" svg:width="17.677cm" svg:height="2.282cm" svg:x="8.472cm" svg:y="8.919cm">
          <text:p text:style-name="P2"><text:span text:style-name="T1">Bootstrap</text:span><text:span text:style-name="T1">组件 </text:span><text:span text:style-name="T1">- 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1" draw:style-name="gr3" draw:text-style-name="P1" draw:layer="layout" svg:width="1.798cm" svg:height="3.044cm" svg:x="16.517cm" svg:y="6.397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4" draw:style-name="gr4" draw:text-style-name="P1" xml:id="id5" draw:id="id5" draw:layer="layout" svg:width="11.041cm" svg:height="1.605cm" svg:x="11.897cm" svg:y="11.195cm">
          <text:p text:style-name="P3"><text:span text:style-name="T2">My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等腰三角形 27" draw:style-name="gr1" draw:text-style-name="P1" xml:id="id1" draw:id="id1" draw:layer="layout" svg:width="13.18cm" svg:height="12.003cm" draw:transform="rotate (-0.379609112308766) translate (-4.045cm -9.637cm)">
          <text:p text:style-name="P3"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28" draw:style-name="gr1" draw:text-style-name="P1" xml:id="id2" draw:id="id2" draw:layer="layout" svg:width="13.18cm" svg:height="12.003cm" draw:transform="skewX (9.41771982098553E-017) rotate (-2.24152635833632) translate (43.995cm 17.619cm)">
          <text:p text:style-name="P3"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animate smil:dur="0.5s" smil:targetElement="id1" smil:attributeName="y" smil:values="y+height*1.125000;y" smil:keyTimes="0;1"/>
                  <anim:transitionFilter smil:dur="0.5s" smil:targetElement="id1" smil:type="barWipe" smil:subtype="topTo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animate smil:dur="0.5s" smil:targetElement="id2" smil:attributeName="y" smil:values="y+height*1.125000;y" smil:keyTimes="0;1"/>
                  <anim:transitionFilter smil:dur="0.5s" smil:targetElement="id2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>
                  <anim:set smil:begin="0s" smil:dur="0.001s" smil:fill="hold" smil:targetElement="id3" smil:attributeName="visibility" smil:to="visible"/>
                  <anim:animate smil:dur="0.25s" smil:targetElement="id3" smil:attributeName="x" smil:values="x-width*1.125000;x" smil:keyTimes="0;1"/>
                  <anim:transitionFilter smil:dur="0.25s" smil:targetElement="id3" smil:type="barWipe" smil:subtype="leftToRight" smil:direction="reverse"/>
                </anim:par>
              </anim:par>
              <anim:par smil:begin="0.75s">
                <anim:par smil:begin="0s" smil:fill="hold" presentation:node-type="after-previous" presentation:preset-class="entrance" presentation:preset-id="ooo-entrance-peek-in" presentation:preset-sub-type="from-right">
                  <anim:set smil:begin="0s" smil:dur="0.001s" smil:fill="hold" smil:targetElement="id4" smil:attributeName="visibility" smil:to="visible"/>
                  <anim:animate smil:dur="0.25s" smil:targetElement="id4" smil:attributeName="x" smil:values="x+width*1.125000;x" smil:keyTimes="0;1"/>
                  <anim:transitionFilter smil:dur="0.25s" smil:targetElement="id4" smil:type="barWipe" smil:subtype="leftToRight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25s" smil:targetElement="id5" smil:type="barWipe" smil:subtype="leftToRight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animate smil:dur="0.25s" smil:targetElement="id6" smil:attributeName="y" smil:values="y+height*1.125000;y" smil:keyTimes="0;1"/>
                  <anim:transitionFilter smil:dur="0.25s" smil:targetElement="id6" smil:type="barWipe" smil:subtype="topToBottom"/>
                </anim:par>
              </anim:par>
            </anim:par>
          </anim:seq>
        </anim:par>
        <presentation:notes draw:style-name="dp2">
          <draw:page-thumbnail draw:name="幻灯片图像占位符 1" draw:style-name="gr5" draw:layer="layout" svg:width="15.239cm" svg:height="8.572cm" svg:x="1.905cm" svg:y="3.175cm" draw:page-number="1" presentation:class="page"/>
          <draw:frame draw:name="备注占位符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编号&gt;</text:page-number></text:span></text:p>
            </draw:text-box>
          </draw:frame>
        </presentation:notes>
      </draw:page>
      <draw:page draw:name="page2" draw:style-name="dp1" draw:master-page-name="空白">
        <office:forms form:automatic-focus="false" form:apply-design-mode="false"/>
        <draw:custom-shape draw:name="MH_Others_1" draw:style-name="gr6" draw:text-style-name="P1" xml:id="id7" draw:id="id7" draw:layer="layout" svg:width="5.112cm" svg:height="1.558cm" svg:x="8.073cm" svg:y="3.469cm">
          <text:p text:style-name="P3"><text:span text:style-name="T4">目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H_Others_2" draw:style-name="gr7" draw:text-style-name="P1" xml:id="id8" draw:id="id8" draw:layer="layout" svg:width="5.1cm" svg:height="1.361cm" svg:x="8.085cm" svg:y="5.051cm">
          <text:p text:style-name="P3"><text:span text:style-name="T5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H_Entry_1" draw:style-name="gr8" draw:text-style-name="P1" xml:id="id10" draw:id="id10" draw:layer="layout" svg:width="10.273cm" svg:height="1.24cm" svg:x="17.734cm" svg:y="6.337cm">
          <text:p text:style-name="P2"><text:span text:style-name="T6">什么是</text:span><text:span text:style-name="T6">card(</text:span><text:span text:style-name="T6">卡片</text:span><text:span text:style-name="T6">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H_Number_1" draw:style-name="gr9" draw:text-style-name="P1" xml:id="id9" draw:id="id9" draw:layer="layout" svg:width="2.187cm" svg:height="1.911cm" draw:transform="rotate (0.537561409614253) translate (14.414cm 5.897cm)">
          <text:p text:style-name="P3"><text:span text:style-name="T7">01</text:span></text:p>
          <draw:enhanced-geometry draw:mirror-horizontal="false" draw:mirror-vertical="false" svg:viewBox="0 0 0 0" drawooo:sub-view-size="544042 475457" draw:text-areas="0 0 ?f6 ?f7" draw:type="ooxml-non-primitive" draw:enhanced-path="M 279534 0 L 544042 475457 0 468961 Z N">
            <draw:equation draw:name="f0" draw:formula="279534*logwidth/544042"/>
            <draw:equation draw:name="f1" draw:formula="0*logheight/475457"/>
            <draw:equation draw:name="f2" draw:formula="544042*logwidth/544042"/>
            <draw:equation draw:name="f3" draw:formula="475457*logheight/475457"/>
            <draw:equation draw:name="f4" draw:formula="0*logwidth/544042"/>
            <draw:equation draw:name="f5" draw:formula="468961*logheight/475457"/>
            <draw:equation draw:name="f6" draw:formula="logwidth"/>
            <draw:equation draw:name="f7" draw:formula="logheight"/>
          </draw:enhanced-geometry>
        </draw:custom-shape>
        <draw:custom-shape draw:name="MH_Entry_2" draw:style-name="gr8" draw:text-style-name="P1" xml:id="id12" draw:id="id12" draw:layer="layout" svg:width="10.273cm" svg:height="1.24cm" svg:x="17.8cm" svg:y="8.709cm">
          <text:p text:style-name="P2"><text:span text:style-name="T6">什么是</text:span><text:span text:style-name="T6">Bootstra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H_Number_2" draw:style-name="gr9" draw:text-style-name="P1" xml:id="id11" draw:id="id11" draw:layer="layout" svg:width="1.911cm" svg:height="1.67cm" draw:transform="rotate (0.537561409614253) translate (14.6cm 8.902cm)">
          <text:p text:style-name="P3"><text:span text:style-name="T8">02</text:span></text:p>
          <draw:enhanced-geometry draw:mirror-horizontal="false" draw:mirror-vertical="false" svg:viewBox="0 0 0 0" drawooo:sub-view-size="544042 475457" draw:text-areas="0 0 ?f6 ?f7" draw:type="ooxml-non-primitive" draw:enhanced-path="M 279534 0 L 544042 475457 0 468961 Z N">
            <draw:equation draw:name="f0" draw:formula="279534*logwidth/544042"/>
            <draw:equation draw:name="f1" draw:formula="0*logheight/475457"/>
            <draw:equation draw:name="f2" draw:formula="544042*logwidth/544042"/>
            <draw:equation draw:name="f3" draw:formula="475457*logheight/475457"/>
            <draw:equation draw:name="f4" draw:formula="0*logwidth/544042"/>
            <draw:equation draw:name="f5" draw:formula="468961*logheight/475457"/>
            <draw:equation draw:name="f6" draw:formula="logwidth"/>
            <draw:equation draw:name="f7" draw:formula="logheight"/>
          </draw:enhanced-geometry>
        </draw:custom-shape>
        <draw:custom-shape draw:name="MH_Entry_3" draw:style-name="gr8" draw:text-style-name="P1" xml:id="id14" draw:id="id14" draw:layer="layout" svg:width="10.273cm" svg:height="1.24cm" svg:x="17.927cm" svg:y="11.6cm">
          <text:p text:style-name="P2"><text:span text:style-name="T6">怎么使用卡片</text:span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H_Number_3" draw:style-name="gr10" draw:text-style-name="P1" xml:id="id13" draw:id="id13" draw:layer="layout" svg:width="2.105cm" svg:height="1.839cm" draw:transform="rotate (0.537561409614253) translate (14.6cm 11.678cm)">
          <text:p text:style-name="P3"><text:span text:style-name="T8">03</text:span></text:p>
          <draw:enhanced-geometry draw:mirror-horizontal="false" draw:mirror-vertical="false" svg:viewBox="0 0 0 0" drawooo:sub-view-size="544042 475457" draw:text-areas="0 0 ?f6 ?f7" draw:type="ooxml-non-primitive" draw:enhanced-path="M 279534 0 L 544042 475457 0 468961 Z N">
            <draw:equation draw:name="f0" draw:formula="279534*logwidth/544042"/>
            <draw:equation draw:name="f1" draw:formula="0*logheight/475457"/>
            <draw:equation draw:name="f2" draw:formula="544042*logwidth/544042"/>
            <draw:equation draw:name="f3" draw:formula="475457*logheight/475457"/>
            <draw:equation draw:name="f4" draw:formula="0*logwidth/544042"/>
            <draw:equation draw:name="f5" draw:formula="468961*logheight/475457"/>
            <draw:equation draw:name="f6" draw:formula="logwidth"/>
            <draw:equation draw:name="f7" draw:formula="logheight"/>
          </draw:enhanced-geometry>
        </draw:custom-shape>
        <draw:custom-shape draw:name="MH_Entry_4" draw:style-name="gr8" draw:text-style-name="P1" xml:id="id16" draw:id="id16" draw:layer="layout" svg:width="10.273cm" svg:height="1.24cm" svg:x="17.927cm" svg:y="14.76cm">
          <text:p text:style-name="P2"><text:span text:style-name="T6">卡片有什么作用</text:span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H_Number_4" draw:style-name="gr10" draw:text-style-name="P1" xml:id="id15" draw:id="id15" draw:layer="layout" svg:width="2.077cm" svg:height="1.815cm" draw:transform="rotate (0.537561409614253) translate (14.6cm 14.841cm)">
          <text:p text:style-name="P3"><text:span text:style-name="T8">04</text:span></text:p>
          <draw:enhanced-geometry draw:mirror-horizontal="false" draw:mirror-vertical="false" svg:viewBox="0 0 0 0" drawooo:sub-view-size="544042 475457" draw:text-areas="0 0 ?f6 ?f7" draw:type="ooxml-non-primitive" draw:enhanced-path="M 279534 0 L 544042 475457 0 468961 Z N">
            <draw:equation draw:name="f0" draw:formula="279534*logwidth/544042"/>
            <draw:equation draw:name="f1" draw:formula="0*logheight/475457"/>
            <draw:equation draw:name="f2" draw:formula="544042*logwidth/544042"/>
            <draw:equation draw:name="f3" draw:formula="475457*logheight/475457"/>
            <draw:equation draw:name="f4" draw:formula="0*logwidth/544042"/>
            <draw:equation draw:name="f5" draw:formula="468961*logheight/475457"/>
            <draw:equation draw:name="f6" draw:formula="logwidth"/>
            <draw:equation draw:name="f7" draw:formula="logheight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4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0.25s" smil:targetElement="id8" smil:type="fade" smil:subtype="crossfade"/>
                  <anim:animate smil:dur="0.25s" smil:fill="hold" smil:targetElement="id8" smil:attributeName="x" smil:values="x;x" smil:keyTimes="0;1"/>
                  <anim:animate smil:dur="0.25s" smil:fill="hold" smil:targetElement="id8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animate smil:dur="0.25s" smil:targetElement="id9" smil:attributeName="y" smil:values="y+height*1.125000;y" smil:keyTimes="0;1"/>
                  <anim:transitionFilter smil:dur="0.25s" smil:targetElement="id9" smil:type="barWipe" smil:subtype="topToBottom"/>
                </anim:par>
                <anim:par smil:begin="0s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10" smil:attributeName="visibility" smil:to="visible"/>
                  <anim:animate smil:dur="0.25s" smil:targetElement="id10" smil:attributeName="x" smil:values="x-width*1.125000;x" smil:keyTimes="0;1"/>
                  <anim:transitionFilter smil:dur="0.25s" smil:targetElement="id1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animate smil:dur="0.25s" smil:targetElement="id11" smil:attributeName="y" smil:values="y+height*1.125000;y" smil:keyTimes="0;1"/>
                  <anim:transitionFilter smil:dur="0.25s" smil:targetElement="id11" smil:type="barWipe" smil:subtype="topToBottom"/>
                </anim:par>
                <anim:par smil:begin="0s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12" smil:attributeName="visibility" smil:to="visible"/>
                  <anim:animate smil:dur="0.25s" smil:targetElement="id12" smil:attributeName="x" smil:values="x-width*1.125000;x" smil:keyTimes="0;1"/>
                  <anim:transitionFilter smil:dur="0.25s" smil:targetElement="id1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animate smil:dur="0.25s" smil:targetElement="id13" smil:attributeName="y" smil:values="y+height*1.125000;y" smil:keyTimes="0;1"/>
                  <anim:transitionFilter smil:dur="0.25s" smil:targetElement="id13" smil:type="barWipe" smil:subtype="topToBottom"/>
                </anim:par>
                <anim:par smil:begin="0s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14" smil:attributeName="visibility" smil:to="visible"/>
                  <anim:animate smil:dur="0.25s" smil:targetElement="id14" smil:attributeName="x" smil:values="x-width*1.125000;x" smil:keyTimes="0;1"/>
                  <anim:transitionFilter smil:dur="0.25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animate smil:dur="0.25s" smil:targetElement="id15" smil:attributeName="y" smil:values="y+height*1.125000;y" smil:keyTimes="0;1"/>
                  <anim:transitionFilter smil:dur="0.25s" smil:targetElement="id15" smil:type="barWipe" smil:subtype="topToBottom"/>
                </anim:par>
                <anim:par smil:begin="0s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16" smil:attributeName="visibility" smil:to="visible"/>
                  <anim:animate smil:dur="0.25s" smil:targetElement="id16" smil:attributeName="x" smil:values="x-width*1.125000;x" smil:keyTimes="0;1"/>
                  <anim:transitionFilter smil:dur="0.25s" smil:targetElement="id16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name="幻灯片图像占位符 1" draw:style-name="gr5" draw:layer="layout" svg:width="15.239cm" svg:height="8.572cm" svg:x="1.905cm" svg:y="3.175cm" draw:page-number="2" presentation:class="page"/>
          <draw:frame draw:name="备注占位符 2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编号&gt;</text:page-number></text:span></text:p>
            </draw:text-box>
          </draw:frame>
        </presentation:notes>
      </draw:page>
      <draw:page draw:name="page3" draw:style-name="dp1" draw:master-page-name="空白">
        <office:forms form:automatic-focus="false" form:apply-design-mode="false"/>
        <draw:custom-shape draw:name="Text Box 10" draw:style-name="gr11" draw:text-style-name="P7" xml:id="id21" draw:id="id21" draw:layer="layout" svg:width="11.536cm" svg:height="1.356cm" svg:x="13.064cm" svg:y="7.465cm">
          <text:p text:style-name="P3"><text:span text:style-name="T6">什么是</text:span><text:span text:style-name="T6">card(</text:span><text:span text:style-name="T6">卡片</text:span><text:span text:style-name="T6">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9" draw:style-name="gr2" draw:text-style-name="P1" draw:layer="layout" svg:width="0.503cm" svg:height="5.837cm" svg:x="18.188cm" svg:y="4.252cm">
          <text:p text:style-name="P3"><text:span text:style-name="T9"/></text:p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直接连接符 2" draw:style-name="gr12" draw:text-style-name="P8" xml:id="id20" draw:id="id20" draw:layer="layout" svg:width="0cm" svg:height="1.709cm" svg:x="13.864cm" svg:y="7.464cm" svg:viewBox="0 0 1 1710" draw:points="0,0 1,1710">
          <text:p/>
        </draw:polyline>
        <draw:custom-shape draw:name="等腰三角形 4" draw:style-name="gr13" draw:text-style-name="P9" xml:id="id19" draw:id="id19" draw:layer="layout" svg:width="1.262cm" svg:height="1.215cm" draw:transform="rotate (-1.5707963267949) translate (13.464cm 7.056cm)">
          <text:p text:style-name="P3"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矩形 5" draw:style-name="gr4" draw:text-style-name="P10" xml:id="id22" draw:id="id22" draw:layer="layout" svg:width="15.745cm" svg:height="1.775cm" svg:x="10.655cm" svg:y="9.742cm">
          <text:p text:style-name="P2"><text:span text:style-name="T10"><text:tab/></text:span><text:span text:style-name="T10">卡片是基于</text:span><text:span text:style-name="T10">bootstrop</text:span><text:span text:style-name="T10">的一个类</text:span><text:span text:style-name="T10">,</text:span><text:span text:style-name="T10">卡片是灵活的、可扩展的内容窗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等腰三角形 18" draw:style-name="gr1" draw:text-style-name="P1" xml:id="id17" draw:id="id17" draw:layer="layout" svg:width="13.18cm" svg:height="12.003cm" draw:transform="rotate (-0.379609112308766) translate (-4.045cm -9.637cm)">
          <text:p text:style-name="P3"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19" draw:style-name="gr1" draw:text-style-name="P1" xml:id="id18" draw:id="id18" draw:layer="layout" svg:width="13.18cm" svg:height="12.003cm" draw:transform="skewX (9.41771982098553E-017) rotate (-2.24152635833632) translate (43.995cm 17.619cm)">
          <text:p text:style-name="P3"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7" smil:attributeName="visibility" smil:to="visible"/>
                  <anim:animate smil:dur="0.5s" smil:targetElement="id17" smil:attributeName="y" smil:values="y+height*1.125000;y" smil:keyTimes="0;1"/>
                  <anim:transitionFilter smil:dur="0.5s" smil:targetElement="id17" smil:type="barWipe" smil:subtype="topTo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8" smil:attributeName="visibility" smil:to="visible"/>
                  <anim:animate smil:dur="0.5s" smil:targetElement="id18" smil:attributeName="y" smil:values="y+height*1.125000;y" smil:keyTimes="0;1"/>
                  <anim:transitionFilter smil:dur="0.5s" smil:targetElement="id18" smil:type="barWipe" smil:subtype="topToBottom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19" smil:attributeName="visibility" smil:to="visible"/>
                  <anim:animate smil:dur="1s" smil:fill="hold" smil:targetElement="id19" smil:attributeName="width" smil:values="0;width" smil:keyTimes="0;1"/>
                  <anim:animate smil:dur="1s" smil:fill="hold" smil:targetElement="id19" smil:attributeName="height" smil:values="0;height" smil:keyTimes="0;1"/>
                  <anim:animate smil:dur="1s" smil:fill="hold" smil:targetElement="id19" smil:attributeName="rotate" smil:values="90;0" smil:keyTimes="0;1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  <anim:par smil:begin="0s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21" smil:attributeName="visibility" smil:to="visible"/>
                  <anim:animate smil:dur="0.5s" smil:targetElement="id21" smil:attributeName="x" smil:values="x-width*1.125000;x" smil:keyTimes="0;1"/>
                  <anim:transitionFilter smil:dur="0.5s" smil:targetElement="id2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2" smil:attributeName="visibility" smil:to="visible"/>
                  <anim:animate smil:dur="0.5s" smil:targetElement="id22" smil:attributeName="y" smil:values="y+height*1.125000;y" smil:keyTimes="0;1"/>
                  <anim:transitionFilter smil:dur="0.5s" smil:targetElement="id22" smil:type="barWipe" smil:subtype="topToBottom"/>
                </anim:par>
              </anim:par>
            </anim:par>
          </anim:seq>
        </anim:par>
        <presentation:notes draw:style-name="dp2">
          <draw:page-thumbnail draw:name="幻灯片图像占位符 1" draw:style-name="gr5" draw:layer="layout" svg:width="15.239cm" svg:height="8.572cm" svg:x="1.905cm" svg:y="3.175cm" draw:page-number="3" presentation:class="page"/>
          <draw:frame draw:name="备注占位符 2" presentation:style-name="pr5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11">模板来自于 </text:span><text:span text:style-name="T11">http://meihua.docer.com/</text:span></text:p>
            </draw:text-box>
          </draw:frame>
          <draw:frame draw:name="灯片编号占位符 3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12"><text:page-number>&lt;编号&gt;</text:page-number></text:span></text:p>
            </draw:text-box>
          </draw:frame>
        </presentation:notes>
      </draw:page>
      <draw:page draw:name="page4" draw:style-name="dp1" draw:master-page-name="空白">
        <office:forms form:automatic-focus="false" form:apply-design-mode="false"/>
        <draw:custom-shape draw:name="Text Box 10" draw:style-name="gr14" draw:text-style-name="P7" xml:id="id27" draw:id="id27" draw:layer="layout" svg:width="15.136cm" svg:height="1.356cm" svg:x="13.064cm" svg:y="7.465cm">
          <text:p text:style-name="P3"><text:span text:style-name="T6">怎么使用</text:span><text:span text:style-name="T6">Bootstrap</text:span><text:span text:style-name="T6">的卡片</text:span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9" draw:style-name="gr15" draw:text-style-name="P7" draw:layer="layout" svg:width="0.503cm" svg:height="5.837cm" svg:x="18.188cm" svg:y="4.252cm">
          <text:p text:style-name="P3"><text:span text:style-name="T9"/></text:p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直接连接符 2" draw:style-name="gr12" draw:text-style-name="P8" xml:id="id26" draw:id="id26" draw:layer="layout" svg:width="0cm" svg:height="1.709cm" svg:x="13.864cm" svg:y="7.464cm" svg:viewBox="0 0 1 1710" draw:points="0,0 1,1710">
          <text:p/>
        </draw:polyline>
        <draw:custom-shape draw:name="等腰三角形 4" draw:style-name="gr16" draw:text-style-name="P9" xml:id="id25" draw:id="id25" draw:layer="layout" svg:width="1.262cm" svg:height="1.215cm" draw:transform="rotate (-1.5707963267949) translate (13.464cm 7.05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矩形 5" draw:style-name="gr17" draw:text-style-name="P10" draw:layer="layout" svg:width="15.057cm" svg:height="1.775cm" svg:x="10.655cm" svg:y="9.742cm"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等腰三角形 18" draw:style-name="gr18" draw:text-style-name="P1" xml:id="id23" draw:id="id23" draw:layer="layout" svg:width="13.18cm" svg:height="12.003cm" draw:transform="rotate (-0.379609112308766) translate (-4.045cm -9.637cm)">
          <text:p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19" draw:style-name="gr18" draw:text-style-name="P1" xml:id="id24" draw:id="id24" draw:layer="layout" svg:width="13.18cm" svg:height="12.003cm" draw:transform="skewX (9.41771982098553E-017) rotate (-2.24152635833632) translate (43.995cm 17.619cm)">
          <text:p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19" draw:text-style-name="P14" draw:layer="layout" svg:width="14.6cm" svg:height="1.17cm" svg:x="12cm" svg:y="9.8cm">
          <draw:text-box>
            <text:p xml:id="id28" text:id="id28"><text:span text:style-name="T10"><text:tab/></text:span><text:span text:style-name="T10">通过添加</text:span><text:span text:style-name="T10">class = ‘card’</text:span><text:span text:style-name="T10">来创建一个卡片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3" smil:attributeName="visibility" smil:to="visible"/>
                  <anim:animate smil:dur="0.5s" smil:targetElement="id23" smil:attributeName="y" smil:values="y+height*1.125000;y" smil:keyTimes="0;1"/>
                  <anim:transitionFilter smil:dur="0.5s" smil:targetElement="id23" smil:type="barWipe" smil:subtype="topTo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animate smil:dur="0.5s" smil:targetElement="id24" smil:attributeName="y" smil:values="y+height*1.125000;y" smil:keyTimes="0;1"/>
                  <anim:transitionFilter smil:dur="0.5s" smil:targetElement="id24" smil:type="barWipe" smil:subtype="topToBottom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25" smil:attributeName="visibility" smil:to="visible"/>
                  <anim:animate smil:dur="1s" smil:fill="hold" smil:targetElement="id25" smil:attributeName="width" smil:values="0;width" smil:keyTimes="0;1"/>
                  <anim:animate smil:dur="1s" smil:fill="hold" smil:targetElement="id25" smil:attributeName="height" smil:values="0;height" smil:keyTimes="0;1"/>
                  <anim:animate smil:dur="1s" smil:fill="hold" smil:targetElement="id25" smil:attributeName="rotate" smil:values="90;0" smil:keyTimes="0;1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  <anim:par smil:begin="0s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27" smil:attributeName="visibility" smil:to="visible"/>
                  <anim:animate smil:dur="0.5s" smil:targetElement="id27" smil:attributeName="x" smil:values="x-width*1.125000;x" smil:keyTimes="0;1"/>
                  <anim:transitionFilter smil:dur="0.5s" smil:targetElement="id2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name="幻灯片图像占位符 1" draw:style-name="gr5" draw:layer="layout" svg:width="15.239cm" svg:height="8.572cm" svg:x="1.905cm" svg:y="3.175cm" draw:page-number="4" presentation:class="page"/>
          <draw:frame draw:name="备注占位符 2" presentation:style-name="pr5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11">模板来自于 </text:span><text:span text:style-name="T11">http://meihua.docer.com/</text:span></text:p>
            </draw:text-box>
          </draw:frame>
          <draw:frame draw:name="灯片编号占位符 3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12"><text:page-number>&lt;编号&gt;</text:page-number></text:span></text:p>
            </draw:text-box>
          </draw:frame>
        </presentation:notes>
      </draw:page>
      <draw:page draw:name="page5" draw:style-name="dp1" draw:master-page-name="仅标题" presentation:presentation-page-layout-name="AL1T0">
        <office:forms form:automatic-focus="false" form:apply-design-mode="false"/>
        <draw:custom-shape draw:name="ísľiďe" draw:style-name="gr20" draw:text-style-name="P1" xml:id="id31" draw:id="id31" draw:layer="layout" svg:width="7.126cm" svg:height="7.402cm" svg:x="1.998cm" svg:y="7.725cm">
          <text:p text:style-name="P1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$líďe" draw:style-name="gr20" draw:text-style-name="P1" xml:id="id34" draw:id="id34" draw:layer="layout" svg:width="7.126cm" svg:height="7.402cm" svg:x="9.579cm" svg:y="7.725cm">
          <text:p text:style-name="P1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íŝļîḑé" draw:style-name="gr20" draw:text-style-name="P1" xml:id="id37" draw:id="id37" draw:layer="layout" svg:width="7.126cm" svg:height="7.402cm" svg:x="17.16cm" svg:y="7.725cm">
          <text:p text:style-name="P1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îslíde" draw:style-name="gr21" draw:text-style-name="P1" xml:id="id40" draw:id="id40" draw:layer="layout" svg:width="7.126cm" svg:height="7.475cm" draw:transform="skewX (-0.00715584993317675) translate (24.742cm 7.725cm)">
          <text:p text:style-name="P1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íşľîďe" xml:id="id32" draw:id="id32">
          <draw:custom-shape draw:name="i$ļiďé" draw:style-name="gr22" draw:text-style-name="P7" draw:layer="layout" svg:width="5.644cm" svg:height="0.641cm" svg:x="2.739cm" svg:y="9.725cm">
            <text:p text:style-name="P3"><text:span text:style-name="T13">card-head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íŝlîḋê" draw:style-name="gr23" draw:text-style-name="P15" draw:layer="layout" svg:width="5.644cm" svg:height="3.346cm" svg:x="2.739cm" svg:y="11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îšļïďê" xml:id="id35" draw:id="id35">
          <draw:custom-shape draw:name="ïSľîďé" draw:style-name="gr24" draw:text-style-name="P7" draw:layer="layout" svg:width="5.644cm" svg:height="0.746cm" svg:x="10.319cm" svg:y="9.725cm">
            <text:p text:style-name="P3"><text:span text:style-name="T13">card-bo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išḷïḑê" draw:style-name="gr25" draw:text-style-name="P15" draw:layer="layout" svg:width="5.644cm" svg:height="3.895cm" svg:x="10.319cm" svg:y="11.5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íšļíḋé" xml:id="id38" draw:id="id38">
          <draw:custom-shape draw:name="îS1idê" draw:style-name="gr26" draw:text-style-name="P7" draw:layer="layout" svg:width="5.644cm" svg:height="0.71cm" svg:x="17.899cm" svg:y="9.725cm">
            <text:p text:style-name="P3"><text:span text:style-name="T13">card-foo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îš1idê" draw:style-name="gr27" draw:text-style-name="P15" draw:layer="layout" svg:width="5.644cm" svg:height="3.707cm" svg:x="17.899cm" svg:y="11.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îṣļide" xml:id="id41" draw:id="id41">
          <draw:custom-shape draw:name="îşlîďe" draw:style-name="gr28" draw:text-style-name="P7" draw:layer="layout" svg:width="5.644cm" svg:height="0.736cm" svg:x="25.479cm" svg:y="9cm">
            <text:p text:style-name="P3"><text:span text:style-name="T13">其他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ïṣļïḑé" draw:style-name="gr29" draw:text-style-name="P17" draw:layer="layout" svg:width="5.644cm" svg:height="3.843cm" svg:x="25.479cm" svg:y="10.757cm">
            <text:p text:style-name="P16"><text:span text:style-name="T4">.bg-success/bg-info / .card-title</text:span></text:p>
            <text:p text:style-name="P16"><text:span text:style-name="T4"/></text:p>
            <text:p text:style-name="P16"><text:span text:style-name="T4">​</text:span><text:span text:style-name="T4"><text:tab/></text:span><text:span text:style-name="T4"><text:tab/></text:span><text:span text:style-name="T4">.card-text / .card-link</text:span></text:p>
            <text:p text:style-name="P16"><text:span text:style-name="T4"/></text:p>
            <text:p text:style-name="P16"><text:span text:style-name="T4">​</text:span><text:span text:style-name="T4"><text:tab/></text:span><text:span text:style-name="T4"><text:tab/></text:span><text:span text:style-name="T4">&lt;img&gt; </text:span><text:span text:style-name="T4">添加</text:span><text:span text:style-name="T4">card-img-top</text:span><text:span text:style-name="T4">或者</text:span><text:span text:style-name="T4">card-img-bottom</text:span></text:p>
            <text:p text:style-name="P16"><text:span text:style-name="T4"/></text:p>
            <text:p text:style-name="P16"><text:span text:style-name="T4">​</text:span><text:span text:style-name="T4"><text:tab/></text:span><text:span text:style-name="T4"><text:tab/></text:span><text:span text:style-name="T4">.card-img-over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iSlîḋe" draw:style-name="gr30" draw:text-style-name="P1" xml:id="id30" draw:id="id30" draw:layer="layout" svg:width="1.764cm" svg:height="1.764cm" svg:x="4.679cm" svg:y="6.842cm">
          <text:p text:style-name="P18"><text:span text:style-name="T14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ísļîḍê" draw:style-name="gr30" draw:text-style-name="P1" xml:id="id33" draw:id="id33" draw:layer="layout" svg:width="1.764cm" svg:height="1.764cm" svg:x="12.259cm" svg:y="6.842cm">
          <text:p text:style-name="P18"><text:span text:style-name="T14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í$ļídè" draw:style-name="gr30" draw:text-style-name="P1" xml:id="id36" draw:id="id36" draw:layer="layout" svg:width="1.764cm" svg:height="1.764cm" svg:x="19.839cm" svg:y="6.842cm">
          <text:p text:style-name="P18"><text:span text:style-name="T14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îṣḻîdê" draw:style-name="gr30" draw:text-style-name="P1" xml:id="id39" draw:id="id39" draw:layer="layout" svg:width="1.764cm" svg:height="1.764cm" svg:x="27.419cm" svg:y="6.842cm">
          <text:p text:style-name="P18"><text:span text:style-name="T14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48" draw:style-name="gr31" draw:text-style-name="P19" xml:id="id29" draw:id="id29" draw:layer="layout" svg:width="8.659cm" svg:height="1.605cm" svg:x="13.141cm" svg:y="4.195cm">
          <text:p text:style-name="P3"><text:span text:style-name="T15">卡片的组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9.209cm" svg:height="3.681cm" svg:x="2.328cm" svg:y="1.014cm" presentation:class="title" presentation:placeholder="true">
          <draw:text-box/>
        </draw:frame>
        <draw:frame presentation:style-name="pr7" draw:text-style-name="P20" draw:layer="layout" svg:width="30.479cm" svg:height="11.048cm" svg:x="1.693cm" svg:y="4.457cm" presentation:class="subtitle" presentation:placeholder="true" presentation:user-transformed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" smil:attributeName="visibility" smil:to="visible"/>
                  <anim:transitionFilter smil:dur="0.5s" smil:targetElement="id3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  <anim:animate smil:dur="1s" smil:fill="hold" smil:targetElement="id32" smil:attributeName="x" smil:values="x;x" smil:keyTimes="0;1"/>
                  <anim:animate smil:dur="1s" smil:fill="hold" smil:targetElement="id32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 smil:direction="revers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幻灯片图像占位符 1" draw:style-name="gr5" draw:layer="layout" svg:width="15.239cm" svg:height="8.572cm" svg:x="1.905cm" svg:y="3.175cm" draw:page-number="5" presentation:class="page"/>
          <draw:frame draw:name="备注占位符 2" presentation:style-name="pr8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编号&gt;</text:page-number></text:span></text:p>
            </draw:text-box>
          </draw:frame>
        </presentation:notes>
      </draw:page>
      <draw:page draw:name="page6" draw:style-name="dp1" draw:master-page-name="空白">
        <office:forms form:automatic-focus="false" form:apply-design-mode="false"/>
        <draw:custom-shape draw:name="Text Box 10" draw:style-name="gr11" draw:text-style-name="P7" xml:id="id46" draw:id="id46" draw:layer="layout" svg:width="11.336cm" svg:height="1.695cm" svg:x="13.064cm" svg:y="7.465cm">
          <text:p text:style-name="P3"><text:span text:style-name="T16">卡片有什么作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9" draw:style-name="gr2" draw:text-style-name="P1" draw:layer="layout" svg:width="0.503cm" svg:height="5.837cm" svg:x="18.188cm" svg:y="4.252cm">
          <text:p text:style-name="P3"><text:span text:style-name="T9"/></text:p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直接连接符 2" draw:style-name="gr12" draw:text-style-name="P8" xml:id="id45" draw:id="id45" draw:layer="layout" svg:width="0cm" svg:height="1.709cm" svg:x="13.864cm" svg:y="7.464cm" svg:viewBox="0 0 1 1710" draw:points="0,0 1,1710">
          <text:p/>
        </draw:polyline>
        <draw:custom-shape draw:name="等腰三角形 4" draw:style-name="gr13" draw:text-style-name="P9" xml:id="id44" draw:id="id44" draw:layer="layout" svg:width="1.262cm" svg:height="1.215cm" draw:transform="rotate (-1.5707963267949) translate (13.464cm 7.056cm)">
          <text:p text:style-name="P3"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矩形 5" draw:style-name="gr4" draw:text-style-name="P1" xml:id="id47" draw:id="id47" draw:layer="layout" svg:width="15.057cm" svg:height="5.583cm" svg:x="10.655cm" svg:y="9.742cm">
          <text:p text:style-name="P2"><text:span text:style-name="T10">​</text:span><text:span text:style-name="T10"><text:tab/></text:span><text:span text:style-name="T10">图片有自适应</text:span></text:p>
          <text:p text:style-name="P2"><text:span text:style-name="T10"/></text:p>
          <text:p text:style-name="P2"><text:span text:style-name="T10">​</text:span><text:span text:style-name="T10"><text:tab/></text:span><text:span text:style-name="T10">卡片的头部和主体内容以及页脚能满足大部分页面里的布局</text:span><text:span text:style-name="T10">,</text:span><text:span text:style-name="T10">节省时间</text:span></text:p>
          <text:p text:style-name="P2"><text:span text:style-name="T10"/></text:p>
          <text:p text:style-name="P2"><text:span text:style-name="T10">​</text:span><text:span text:style-name="T10"><text:tab/></text:span><text:span text:style-name="T10">添加各种属性链接都比较方便</text:span><text:span text:style-name="T10">,</text:span><text:span text:style-name="T10">更容易实现页面内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等腰三角形 10" draw:style-name="gr1" draw:text-style-name="P1" xml:id="id42" draw:id="id42" draw:layer="layout" svg:width="13.18cm" svg:height="12.003cm" draw:transform="rotate (-0.379609112308766) translate (-4.045cm -9.637cm)">
          <text:p text:style-name="P3"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11" draw:style-name="gr1" draw:text-style-name="P1" xml:id="id43" draw:id="id43" draw:layer="layout" svg:width="13.18cm" svg:height="12.003cm" draw:transform="skewX (9.41771982098553E-017) rotate (-2.24152635833632) translate (43.995cm 17.619cm)">
          <text:p text:style-name="P3"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2" smil:attributeName="visibility" smil:to="visible"/>
                  <anim:animate smil:dur="0.5s" smil:targetElement="id42" smil:attributeName="y" smil:values="y+height*1.125000;y" smil:keyTimes="0;1"/>
                  <anim:transitionFilter smil:dur="0.5s" smil:targetElement="id42" smil:type="barWipe" smil:subtype="topTo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3" smil:attributeName="visibility" smil:to="visible"/>
                  <anim:animate smil:dur="0.5s" smil:targetElement="id43" smil:attributeName="y" smil:values="y+height*1.125000;y" smil:keyTimes="0;1"/>
                  <anim:transitionFilter smil:dur="0.5s" smil:targetElement="id43" smil:type="barWipe" smil:subtype="topToBottom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44" smil:attributeName="visibility" smil:to="visible"/>
                  <anim:animate smil:dur="1s" smil:fill="hold" smil:targetElement="id44" smil:attributeName="width" smil:values="0;width" smil:keyTimes="0;1"/>
                  <anim:animate smil:dur="1s" smil:fill="hold" smil:targetElement="id44" smil:attributeName="height" smil:values="0;height" smil:keyTimes="0;1"/>
                  <anim:animate smil:dur="1s" smil:fill="hold" smil:targetElement="id44" smil:attributeName="rotate" smil:values="90;0" smil:keyTimes="0;1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46" smil:attributeName="visibility" smil:to="visible"/>
                  <anim:animate smil:dur="0.5s" smil:targetElement="id46" smil:attributeName="x" smil:values="x-width*1.125000;x" smil:keyTimes="0;1"/>
                  <anim:transitionFilter smil:dur="0.5s" smil:targetElement="id4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7" smil:attributeName="visibility" smil:to="visible"/>
                  <anim:animate smil:dur="0.5s" smil:targetElement="id47" smil:attributeName="y" smil:values="y+height*1.125000;y" smil:keyTimes="0;1"/>
                  <anim:transitionFilter smil:dur="0.5s" smil:targetElement="id47" smil:type="barWipe" smil:subtype="topToBottom"/>
                </anim:par>
              </anim:par>
            </anim:par>
          </anim:seq>
        </anim:par>
        <presentation:notes draw:style-name="dp2">
          <draw:page-thumbnail draw:name="幻灯片图像占位符 1" draw:style-name="gr5" draw:layer="layout" svg:width="15.239cm" svg:height="8.572cm" svg:x="1.905cm" svg:y="3.175cm" draw:page-number="6" presentation:class="page"/>
          <draw:frame draw:name="备注占位符 2" presentation:style-name="pr5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11">模板来自于 </text:span><text:span text:style-name="T11">http://meihua.docer.com/</text:span></text:p>
            </draw:text-box>
          </draw:frame>
          <draw:frame draw:name="灯片编号占位符 3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12"><text:page-number>&lt;编号&gt;</text:page-number></text:span></text:p>
            </draw:text-box>
          </draw:frame>
        </presentation:notes>
      </draw:page>
      <draw:page draw:name="page7" draw:style-name="dp1" draw:master-page-name="空白">
        <office:forms form:automatic-focus="false" form:apply-design-mode="false"/>
        <draw:custom-shape draw:name="Text Box 10" draw:style-name="gr11" draw:text-style-name="P7" xml:id="id52" draw:id="id52" draw:layer="layout" svg:width="6.336cm" svg:height="1.695cm" svg:x="13.064cm" svg:y="7.465cm">
          <text:p text:style-name="P3"><text:span text:style-name="T16">示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9" draw:style-name="gr2" draw:text-style-name="P7" draw:layer="layout" svg:width="0.503cm" svg:height="5.837cm" svg:x="18.188cm" svg:y="4.252cm">
          <text:p text:style-name="P3"><text:span text:style-name="T9"/></text:p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接连接符 2" draw:style-name="gr12" draw:text-style-name="P8" xml:id="id51" draw:id="id51" draw:layer="layout" svg:x1="13.864cm" svg:y1="7.464cm" svg:x2="13.865cm" svg:y2="9.174cm">
          <text:p/>
        </draw:line>
        <draw:custom-shape draw:name="等腰三角形 4" draw:style-name="gr16" draw:text-style-name="P9" xml:id="id50" draw:id="id50" draw:layer="layout" svg:width="1.262cm" svg:height="1.215cm" draw:transform="rotate (-1.5707963267949) translate (13.464cm 7.05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10" draw:style-name="gr18" draw:text-style-name="P1" xml:id="id48" draw:id="id48" draw:layer="layout" svg:width="13.18cm" svg:height="12.003cm" draw:transform="rotate (-0.379609112308766) translate (-4.045cm -9.637cm)">
          <text:p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11" draw:style-name="gr18" draw:text-style-name="P1" xml:id="id49" draw:id="id49" draw:layer="layout" svg:width="13.18cm" svg:height="12.003cm" draw:transform="skewX (9.41771982098553E-017) rotate (-2.24152635833632) translate (43.995cm 17.619cm)">
          <text:p/>
          <draw:enhanced-geometry draw:mirror-horizontal="false" draw:mirror-vertical="false" svg:viewBox="0 0 0 0" draw:text-areas="?f1 ?f5 ?f4 ?f6" draw:type="ooxml-triangle" draw:modifiers="53151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8" smil:attributeName="visibility" smil:to="visible"/>
                  <anim:animate smil:dur="0.5s" smil:targetElement="id48" smil:attributeName="y" smil:values="y+height*1.125000;y" smil:keyTimes="0;1"/>
                  <anim:transitionFilter smil:dur="0.5s" smil:targetElement="id48" smil:type="barWipe" smil:subtype="topTo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9" smil:attributeName="visibility" smil:to="visible"/>
                  <anim:animate smil:dur="0.5s" smil:targetElement="id49" smil:attributeName="y" smil:values="y+height*1.125000;y" smil:keyTimes="0;1"/>
                  <anim:transitionFilter smil:dur="0.5s" smil:targetElement="id49" smil:type="barWipe" smil:subtype="topToBottom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50" smil:attributeName="visibility" smil:to="visible"/>
                  <anim:animate smil:dur="1s" smil:fill="hold" smil:targetElement="id50" smil:attributeName="width" smil:values="0;width" smil:keyTimes="0;1"/>
                  <anim:animate smil:dur="1s" smil:fill="hold" smil:targetElement="id50" smil:attributeName="height" smil:values="0;height" smil:keyTimes="0;1"/>
                  <anim:animate smil:dur="1s" smil:fill="hold" smil:targetElement="id50" smil:attributeName="rotate" smil:values="90;0" smil:keyTimes="0;1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52" smil:attributeName="visibility" smil:to="visible"/>
                  <anim:animate smil:dur="0.5s" smil:targetElement="id52" smil:attributeName="x" smil:values="x-width*1.125000;x" smil:keyTimes="0;1"/>
                  <anim:transitionFilter smil:dur="0.5s" smil:targetElement="id5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name="幻灯片图像占位符 1" draw:style-name="gr5" draw:layer="layout" svg:width="15.239cm" svg:height="8.572cm" svg:x="1.905cm" svg:y="3.175cm" draw:page-number="7" presentation:class="page"/>
          <draw:frame draw:name="备注占位符 2" presentation:style-name="pr5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11">模板来自于 </text:span><text:span text:style-name="T11">http://meihua.docer.com/</text:span></text:p>
            </draw:text-box>
          </draw:frame>
          <draw:frame draw:name="灯片编号占位符 3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12"><text:page-number>&lt;编号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1" svg:font-family="Calibri"/>
    <style:font-face style:name="黑体" svg:font-family="黑体"/>
    <style:font-face style:name="宋体" svg:font-family="宋体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2000000046500000465FE0C91348476D41C.png" xlink:type="simple" xlink:show="embed" xlink:actuate="onLoad"/>
    <draw:fill-image draw:name="msFillBitmap_20_13" draw:display-name="msFillBitmap 13" xlink:href="Pictures/100002000000046500000465FE0C91348476D41C.png" xlink:type="simple" xlink:show="embed" xlink:actuate="onLoad"/>
    <draw:fill-image draw:name="msFillBitmap_20_2" draw:display-name="msFillBitmap 2" xlink:href="Pictures/100002000000046500000465FE0C91348476D41C.png" xlink:type="simple" xlink:show="embed" xlink:actuate="onLoad"/>
    <draw:fill-image draw:name="msFillBitmap_20_3" draw:display-name="msFillBitmap 3" xlink:href="Pictures/100002000000046500000465FE0C91348476D41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标题幻灯片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6eded" style:text-outline="false" style:text-line-through-style="none" style:text-line-through-type="none" style:text-position="0% 100%" style:font-name="Arial" fo:font-family="Arial" fo:font-size="28pt" fo:letter-spacing="normal" fo:language="zh" fo:country="CN" fo:font-style="normal" fo:text-shadow="none" style:text-underline-style="none" fo:font-weight="normal" style:letter-kerning="true" fo:background-color="transparent" style:font-name-asian="黑体" style:font-family-asian="黑体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黑体" style:font-family-asian="黑体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黑体" style:font-family-asian="黑体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黑体" style:font-family-asian="黑体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6eded" style:text-outline="false" style:text-line-through-style="none" style:text-line-through-type="none" style:text-position="0% 100%" style:font-name="Arial" fo:font-family="Arial" fo:font-size="18pt" fo:letter-spacing="normal" fo:language="zh" fo:country="CN" fo:font-style="normal" fo:text-shadow="none" style:text-underline-style="none" fo:font-weight="normal" style:letter-kerning="true" fo:background-color="transparent" style:font-name-asian="黑体" style:font-family-asian="黑体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空白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空白-outline1" style:family="presentation">
      <style:graphic-properties draw:stroke="none" draw:fill="none" draw:auto-grow-height="false" draw:fit-to-size="shrink-to-fit" style:shrink-to-fit="true">
        <text:list-style style:name="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6eded" style:text-outline="false" style:text-line-through-style="none" style:text-line-through-type="none" style:text-position="0% 100%" style:font-name="Arial" fo:font-family="Arial" fo:font-size="28pt" fo:letter-spacing="normal" fo:language="zh" fo:country="CN" fo:font-style="normal" fo:text-shadow="none" style:text-underline-style="none" fo:font-weight="normal" style:letter-kerning="true" fo:background-color="transparent" style:font-name-asian="黑体" style:font-family-asian="黑体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空白-outline2" style:family="presentation" style:parent-style-name="空白-outline1">
      <style:paragraph-properties fo:margin-top="0.4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黑体" style:font-family-asian="黑体" style:font-size-asian="20pt" style:font-style-asian="normal" style:font-weight-asian="normal" style:font-size-complex="20pt" style:font-style-complex="normal" style:font-weight-complex="normal" fo:hyphenate="false"/>
    </style:style>
    <style:style style:name="空白-outline3" style:family="presentation" style:parent-style-name="空白-outline2">
      <style:paragraph-properties fo:margin-top="0.3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黑体" style:font-family-asian="黑体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4" style:family="presentation" style:parent-style-name="空白-outline3">
      <style:paragraph-properties fo:margin-top="0.2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黑体" style:font-family-asian="黑体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5" style:family="presentation" style:parent-style-name="空白-outline4">
      <style:paragraph-properties fo:margin-top="0.1cm" fo:margin-bottom="0cm"/>
      <style:text-properties fo:font-size="20pt" style:font-size-asian="20pt" style:font-size-complex="20pt"/>
    </style:style>
    <style:style style:name="空白-outline6" style:family="presentation" style:parent-style-name="空白-outline5">
      <style:paragraph-properties fo:margin-top="0.1cm" fo:margin-bottom="0cm"/>
      <style:text-properties fo:font-size="20pt" style:font-size-asian="20pt" style:font-size-complex="20pt"/>
    </style:style>
    <style:style style:name="空白-outline7" style:family="presentation" style:parent-style-name="空白-outline6">
      <style:paragraph-properties fo:margin-top="0.1cm" fo:margin-bottom="0cm"/>
      <style:text-properties fo:font-size="20pt" style:font-size-asian="20pt" style:font-size-complex="20pt"/>
    </style:style>
    <style:style style:name="空白-outline8" style:family="presentation" style:parent-style-name="空白-outline7">
      <style:paragraph-properties fo:margin-top="0.1cm" fo:margin-bottom="0cm"/>
      <style:text-properties fo:font-size="20pt" style:font-size-asian="20pt" style:font-size-complex="20pt"/>
    </style:style>
    <style:style style:name="空白-outline9" style:family="presentation" style:parent-style-name="空白-outline8">
      <style:paragraph-properties fo:margin-top="0.1cm" fo:margin-bottom="0cm"/>
      <style:text-properties fo:font-size="20pt" style:font-size-asian="20pt" style:font-size-complex="20pt"/>
    </style:style>
    <style:style style:name="空白-subtitle" style:family="presentation">
      <style:graphic-properties draw:stroke="none" draw:fill="none" draw:textarea-vertical-align="middle">
        <text:list-style style:name="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空白-title" style:family="presentation">
      <style:graphic-properties draw:stroke="none" draw:fill="none" draw:textarea-vertical-align="middle">
        <text:list-style style:name="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6eded" style:text-outline="false" style:text-line-through-style="none" style:text-line-through-type="none" style:text-position="0% 100%" style:font-name="Arial" fo:font-family="Arial" fo:font-size="18pt" fo:letter-spacing="normal" fo:language="zh" fo:country="CN" fo:font-style="normal" fo:text-shadow="none" style:text-underline-style="none" fo:font-weight="normal" style:letter-kerning="true" fo:background-color="transparent" style:font-name-asian="黑体" style:font-family-asian="黑体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仅标题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仅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仅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仅标题-outline1" style:family="presentation">
      <style:graphic-properties draw:stroke="none" draw:fill="none" draw:auto-grow-height="false" draw:fit-to-size="shrink-to-fit" style:shrink-to-fit="true">
        <text:list-style style:name="仅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6eded" style:text-outline="false" style:text-line-through-style="none" style:text-line-through-type="none" style:text-position="0% 100%" style:font-name="Arial" fo:font-family="Arial" fo:font-size="28pt" fo:letter-spacing="normal" fo:language="zh" fo:country="CN" fo:font-style="normal" fo:text-shadow="none" style:text-underline-style="none" fo:font-weight="normal" style:letter-kerning="true" fo:background-color="transparent" style:font-name-asian="黑体" style:font-family-asian="黑体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仅标题-outline2" style:family="presentation" style:parent-style-name="仅标题-outline1">
      <style:paragraph-properties fo:margin-top="0.4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黑体" style:font-family-asian="黑体" style:font-size-asian="20pt" style:font-style-asian="normal" style:font-weight-asian="normal" style:font-size-complex="20pt" style:font-style-complex="normal" style:font-weight-complex="normal" fo:hyphenate="false"/>
    </style:style>
    <style:style style:name="仅标题-outline3" style:family="presentation" style:parent-style-name="仅标题-outline2">
      <style:paragraph-properties fo:margin-top="0.3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黑体" style:font-family-asian="黑体" style:font-size-asian="18pt" style:font-style-asian="normal" style:font-weight-asian="normal" style:font-size-complex="18pt" style:font-style-complex="normal" style:font-weight-complex="normal" fo:hyphenate="false"/>
    </style:style>
    <style:style style:name="仅标题-outline4" style:family="presentation" style:parent-style-name="仅标题-outline3">
      <style:paragraph-properties fo:margin-top="0.2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黑体" style:font-family-asian="黑体" style:font-size-asian="18pt" style:font-style-asian="normal" style:font-weight-asian="normal" style:font-size-complex="18pt" style:font-style-complex="normal" style:font-weight-complex="normal" fo:hyphenate="false"/>
    </style:style>
    <style:style style:name="仅标题-outline5" style:family="presentation" style:parent-style-name="仅标题-outline4">
      <style:paragraph-properties fo:margin-top="0.1cm" fo:margin-bottom="0cm"/>
      <style:text-properties fo:font-size="20pt" style:font-size-asian="20pt" style:font-size-complex="20pt"/>
    </style:style>
    <style:style style:name="仅标题-outline6" style:family="presentation" style:parent-style-name="仅标题-outline5">
      <style:paragraph-properties fo:margin-top="0.1cm" fo:margin-bottom="0cm"/>
      <style:text-properties fo:font-size="20pt" style:font-size-asian="20pt" style:font-size-complex="20pt"/>
    </style:style>
    <style:style style:name="仅标题-outline7" style:family="presentation" style:parent-style-name="仅标题-outline6">
      <style:paragraph-properties fo:margin-top="0.1cm" fo:margin-bottom="0cm"/>
      <style:text-properties fo:font-size="20pt" style:font-size-asian="20pt" style:font-size-complex="20pt"/>
    </style:style>
    <style:style style:name="仅标题-outline8" style:family="presentation" style:parent-style-name="仅标题-outline7">
      <style:paragraph-properties fo:margin-top="0.1cm" fo:margin-bottom="0cm"/>
      <style:text-properties fo:font-size="20pt" style:font-size-asian="20pt" style:font-size-complex="20pt"/>
    </style:style>
    <style:style style:name="仅标题-outline9" style:family="presentation" style:parent-style-name="仅标题-outline8">
      <style:paragraph-properties fo:margin-top="0.1cm" fo:margin-bottom="0cm"/>
      <style:text-properties fo:font-size="20pt" style:font-size-asian="20pt" style:font-size-complex="20pt"/>
    </style:style>
    <style:style style:name="仅标题-subtitle" style:family="presentation">
      <style:graphic-properties draw:stroke="none" draw:fill="none" draw:textarea-vertical-align="middle">
        <text:list-style style:name="仅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仅标题-title" style:family="presentation">
      <style:graphic-properties draw:stroke="none" draw:fill="none" draw:textarea-vertical-align="middle">
        <text:list-style style:name="仅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6eded" style:text-outline="false" style:text-line-through-style="none" style:text-line-through-type="none" style:text-position="0% 100%" style:font-name="Arial" fo:font-family="Arial" fo:font-size="18pt" fo:letter-spacing="normal" fo:language="zh" fo:country="CN" fo:font-style="normal" fo:text-shadow="none" style:text-underline-style="none" fo:font-weight="normal" style:letter-kerning="true" fo:background-color="transparent" style:font-name-asian="黑体" style:font-family-asian="黑体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_31__5f_标题和内容-background" style:display-name="1_标题和内容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_31__5f_标题和内容-backgroundobjects" style:display-name="1_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标题和内容-notes" style:display-name="1_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标题和内容-outline1" style:display-name="1_标题和内容-outline1" style:family="presentation">
      <style:graphic-properties draw:stroke="none" draw:fill="none" draw:auto-grow-height="false" draw:fit-to-size="shrink-to-fit" style:shrink-to-fit="true">
        <text:list-style style:name="_31__5f_标题和内容-outline1" style:display-name="1_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6eded" style:text-outline="false" style:text-line-through-style="none" style:text-line-through-type="none" style:text-position="0% 100%" style:font-name="Arial" fo:font-family="Arial" fo:font-size="28pt" fo:letter-spacing="normal" fo:language="zh" fo:country="CN" fo:font-style="normal" fo:text-shadow="none" style:text-underline-style="none" fo:font-weight="normal" style:letter-kerning="true" fo:background-color="transparent" style:font-name-asian="黑体" style:font-family-asian="黑体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_31__5f_标题和内容-outline2" style:display-name="1_标题和内容-outline2" style:family="presentation" style:parent-style-name="_31__5f_标题和内容-outline1">
      <style:paragraph-properties fo:margin-top="0.4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黑体" style:font-family-asian="黑体" style:font-size-asian="20pt" style:font-style-asian="normal" style:font-weight-asian="normal" style:font-size-complex="20pt" style:font-style-complex="normal" style:font-weight-complex="normal" fo:hyphenate="false"/>
    </style:style>
    <style:style style:name="_31__5f_标题和内容-outline3" style:display-name="1_标题和内容-outline3" style:family="presentation" style:parent-style-name="_31__5f_标题和内容-outline2">
      <style:paragraph-properties fo:margin-top="0.3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黑体" style:font-family-asian="黑体" style:font-size-asian="18pt" style:font-style-asian="normal" style:font-weight-asian="normal" style:font-size-complex="18pt" style:font-style-complex="normal" style:font-weight-complex="normal" fo:hyphenate="false"/>
    </style:style>
    <style:style style:name="_31__5f_标题和内容-outline4" style:display-name="1_标题和内容-outline4" style:family="presentation" style:parent-style-name="_31__5f_标题和内容-outline3">
      <style:paragraph-properties fo:margin-top="0.2cm" fo:margin-bottom="0cm" fo:line-height="90%" fo:text-align="start" style:punctuation-wrap="hanging"/>
      <style:text-properties fo:font-variant="normal" fo:text-transform="none" fo:color="#f6ede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黑体" style:font-family-asian="黑体" style:font-size-asian="18pt" style:font-style-asian="normal" style:font-weight-asian="normal" style:font-size-complex="18pt" style:font-style-complex="normal" style:font-weight-complex="normal" fo:hyphenate="false"/>
    </style:style>
    <style:style style:name="_31__5f_标题和内容-outline5" style:display-name="1_标题和内容-outline5" style:family="presentation" style:parent-style-name="_31__5f_标题和内容-outline4">
      <style:paragraph-properties fo:margin-top="0.1cm" fo:margin-bottom="0cm"/>
      <style:text-properties fo:font-size="20pt" style:font-size-asian="20pt" style:font-size-complex="20pt"/>
    </style:style>
    <style:style style:name="_31__5f_标题和内容-outline6" style:display-name="1_标题和内容-outline6" style:family="presentation" style:parent-style-name="_31__5f_标题和内容-outline5">
      <style:paragraph-properties fo:margin-top="0.1cm" fo:margin-bottom="0cm"/>
      <style:text-properties fo:font-size="20pt" style:font-size-asian="20pt" style:font-size-complex="20pt"/>
    </style:style>
    <style:style style:name="_31__5f_标题和内容-outline7" style:display-name="1_标题和内容-outline7" style:family="presentation" style:parent-style-name="_31__5f_标题和内容-outline6">
      <style:paragraph-properties fo:margin-top="0.1cm" fo:margin-bottom="0cm"/>
      <style:text-properties fo:font-size="20pt" style:font-size-asian="20pt" style:font-size-complex="20pt"/>
    </style:style>
    <style:style style:name="_31__5f_标题和内容-outline8" style:display-name="1_标题和内容-outline8" style:family="presentation" style:parent-style-name="_31__5f_标题和内容-outline7">
      <style:paragraph-properties fo:margin-top="0.1cm" fo:margin-bottom="0cm"/>
      <style:text-properties fo:font-size="20pt" style:font-size-asian="20pt" style:font-size-complex="20pt"/>
    </style:style>
    <style:style style:name="_31__5f_标题和内容-outline9" style:display-name="1_标题和内容-outline9" style:family="presentation" style:parent-style-name="_31__5f_标题和内容-outline8">
      <style:paragraph-properties fo:margin-top="0.1cm" fo:margin-bottom="0cm"/>
      <style:text-properties fo:font-size="20pt" style:font-size-asian="20pt" style:font-size-complex="20pt"/>
    </style:style>
    <style:style style:name="_31__5f_标题和内容-subtitle" style:display-name="1_标题和内容-subtitle" style:family="presentation">
      <style:graphic-properties draw:stroke="none" draw:fill="none" draw:textarea-vertical-align="middle">
        <text:list-style style:name="_31__5f_标题和内容-subtitle" style:display-name="1_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标题和内容-title" style:display-name="1_标题和内容-title" style:family="presentation">
      <style:graphic-properties draw:stroke="none" draw:fill="none" draw:textarea-vertical-align="middle">
        <text:list-style style:name="_31__5f_标题和内容-title" style:display-name="1_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6eded" style:text-outline="false" style:text-line-through-style="none" style:text-line-through-type="none" style:text-position="0% 100%" style:font-name="Arial" fo:font-family="Arial" fo:font-size="18pt" fo:letter-spacing="normal" fo:language="zh" fo:country="CN" fo:font-style="normal" fo:text-shadow="none" style:text-underline-style="none" fo:font-weight="normal" style:letter-kerning="true" fo:background-color="transparent" style:font-name-asian="黑体" style:font-family-asian="黑体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background" style:family="presentation">
      <style:graphic-properties draw:stroke="none" draw:fill="solid" draw:fill-color="#ffffff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zh" fo:country="CN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3" style:family="presentation" style:parent-style-name="默认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默认-outline4" style:family="presentation" style:parent-style-name="默认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CN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13" style:repeat="stretch"/>
    </style:style>
    <style:style style:name="Mdp5" style:family="drawing-page">
      <style:drawing-page-properties draw:background-size="border" draw:fill="solid" draw:fill-color="#ffffff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空白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空白-backgroundobjects">
      <style:graphic-properties draw:stroke="none" draw:fill="none" draw:fill-color="#ffffff" draw:auto-grow-height="false" fo:min-height="1.27cm"/>
    </style:style>
    <style:style style:name="Mpr7" style:family="presentation" style:parent-style-name="空白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仅标题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仅标题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仅标题-backgroundobjects">
      <style:graphic-properties draw:stroke="none" draw:fill="none" draw:fill-color="#ffffff" draw:auto-grow-height="false" fo:min-height="1.27cm"/>
    </style:style>
    <style:style style:name="Mpr11" style:family="presentation" style:parent-style-name="仅标题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_31__5f_标题和内容-backgroundobjects">
      <style:graphic-properties draw:stroke="none" draw:fill="none" draw:fill-color="#ffffff" draw:auto-grow-height="false" fo:min-height="1.27cm"/>
    </style:style>
    <style:style style:name="Mpr13" style:family="presentation" style:parent-style-name="_31__5f_标题和内容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默认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默认-backgroundobjects">
      <style:graphic-properties draw:stroke="none" draw:fill="none" draw:fill-color="#ffffff" draw:auto-grow-height="false" fo:min-height="1.27cm"/>
    </style:style>
    <style:style style:name="Mpr16" style:family="presentation" style:parent-style-name="默认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6eded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黑体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8f1f1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黑体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6eded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黑体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标题幻灯片" style:page-layout-name="PM1" draw:style-name="Mdp1">
      <draw:frame draw:name="标题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单击此处编辑母版标</text:span><text:span text:style-name="MT2">题样式</text:span></text:p>
        </draw:text-box>
      </draw:frame>
      <draw:frame draw:name="日期占位符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8-21">8/21/19</text:date></text:span></text:p>
        </draw:text-box>
      </draw:frame>
      <draw:frame draw:name="页脚占位符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灯片编号占位符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空白" style:page-layout-name="PM1" draw:style-name="Mdp2">
      <draw:frame draw:name="日期占位符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8-21">8/21/19</text:date></text:span></text:p>
        </draw:text-box>
      </draw:frame>
      <draw:frame draw:name="页脚占位符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灯片编号占位符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draw:frame presentation:style-name="空白-title" draw:layer="backgroundobjects" svg:width="30.479cm" svg:height="3.18cm" svg:x="1.693cm" svg:y="0.76cm" presentation:class="title" presentation:placeholder="true">
        <draw:text-box/>
      </draw:frame>
      <draw:frame presentation:style-name="空白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空白-title" draw:layer="backgroundobjects" svg:width="16.932cm" svg:height="9.524cm" svg:x="1.058cm" svg:y="1.93cm" presentation:class="page"/>
        <draw:frame presentation:style-name="空白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仅标题" style:page-layout-name="PM1" draw:style-name="Mdp3">
      <draw:frame draw:name="标题 1" presentation:style-name="Mpr8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单击此处编辑母版标题样式</text:span></text:p>
        </draw:text-box>
      </draw:frame>
      <draw:frame draw:name="日期占位符 2" presentation:style-name="Mpr9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8-21">8/21/19</text:date></text:span></text:p>
        </draw:text-box>
      </draw:frame>
      <draw:frame draw:name="页脚占位符 3" presentation:style-name="Mpr9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灯片编号占位符 4" presentation:style-name="Mpr9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draw:frame presentation:style-name="仅标题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仅标题-title" draw:layer="backgroundobjects" svg:width="16.932cm" svg:height="9.524cm" svg:x="1.058cm" svg:y="1.93cm" presentation:class="page"/>
        <draw:frame presentation:style-name="仅标题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1__5f_标题和内容" style:display-name="1_标题和内容" style:page-layout-name="PM1" draw:style-name="Mdp4">
      <draw:frame presentation:style-name="_31__5f_标题和内容-title" draw:layer="backgroundobjects" svg:width="30.479cm" svg:height="3.18cm" svg:x="1.693cm" svg:y="0.76cm" presentation:class="title" presentation:placeholder="true">
        <draw:text-box/>
      </draw:frame>
      <draw:frame presentation:style-name="_31__5f_标题和内容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标题和内容-title" draw:layer="backgroundobjects" svg:width="16.932cm" svg:height="9.524cm" svg:x="1.058cm" svg:y="1.93cm" presentation:class="page"/>
        <draw:frame presentation:style-name="_31__5f_标题和内容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5">
      <draw:frame draw:name="Date Placeholder 1" presentation:style-name="Mpr14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5"><text:date style:data-style-name="D1" text:date-value="2019-08-21">8/21/19</text:date></text:span></text:p>
        </draw:text-box>
      </draw:frame>
      <draw:frame draw:name="Footer Placeholder 2" presentation:style-name="Mpr14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4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5"><text:page-number>&lt;编号&gt;</text:page-number></text:span></text:p>
        </draw:text-box>
      </draw:frame>
      <presentation:notes style:page-layout-name="PM2">
        <draw:page-thumbnail presentation:style-name="默认-title" draw:layer="backgroundobjects" svg:width="16.932cm" svg:height="9.524cm" svg:x="1.058cm" svg:y="1.93cm" presentation:class="page"/>
        <draw:frame presentation:style-name="默认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优品PPT</meta:initial-creator>
    <dc:description>http://www.ypppt.com/</dc:description>
    <meta:editing-cycles>80</meta:editing-cycles>
    <meta:creation-date>2017-09-16T07:28:55</meta:creation-date>
    <dc:date>2019-08-21T10:35:23.158708038</dc:date>
    <meta:editing-duration>PT8H53M20S</meta:editing-duration>
    <meta:generator>LibreOffice/6.0.7.3$Linux_X86_64 LibreOffice_project/00m0$Build-3</meta:generator>
    <meta:document-statistic meta:object-count="14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